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100000163992A440B9D4A069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4">
      <style:text-properties fo:language="zxx" fo:country="none" officeooo:rsid="000628eb" officeooo:paragraph-rsid="000628eb" style:language-asian="zxx" style:country-asian="none" style:language-complex="zxx" style:country-complex="none"/>
    </style:style>
    <style:style style:name="P2" style:family="paragraph" style:parent-style-name="Heading_20_4">
      <style:text-properties officeooo:rsid="000d3332" officeooo:paragraph-rsid="000d3332"/>
    </style:style>
    <style:style style:name="P3" style:family="paragraph" style:parent-style-name="Standard">
      <style:text-properties fo:language="zxx" fo:country="none" officeooo:rsid="00044906" officeooo:paragraph-rsid="00044906" style:language-asian="zxx" style:country-asian="none" style:language-complex="zxx" style:country-complex="none"/>
    </style:style>
    <style:style style:name="P4" style:family="paragraph" style:parent-style-name="Text_20_body">
      <style:text-properties fo:language="zxx" fo:country="none" officeooo:paragraph-rsid="000628eb" style:language-asian="zxx" style:country-asian="none" style:language-complex="zxx" style:country-complex="none"/>
    </style:style>
    <style:style style:name="P5" style:family="paragraph" style:parent-style-name="Text_20_body">
      <style:text-properties fo:language="zxx" fo:country="none" officeooo:paragraph-rsid="000a6620" style:language-asian="zxx" style:country-asian="none" style:language-complex="zxx" style:country-complex="none"/>
    </style:style>
    <style:style style:name="P6" style:family="paragraph" style:parent-style-name="Text_20_body">
      <style:text-properties fo:language="zxx" fo:country="none" officeooo:paragraph-rsid="000d3332" style:language-asian="zxx" style:country-asian="none" style:language-complex="zxx" style:country-complex="none"/>
    </style:style>
    <style:style style:name="P7" style:family="paragraph" style:parent-style-name="Text_20_body" style:list-style-name="L2">
      <style:text-properties fo:language="zxx" fo:country="none" style:text-underline-style="solid" style:text-underline-width="auto" style:text-underline-color="font-color" officeooo:rsid="000a6620" officeooo:paragraph-rsid="000a6620" style:language-asian="zxx" style:country-asian="none" style:language-complex="zxx" style:country-complex="none"/>
    </style:style>
    <style:style style:name="P8" style:family="paragraph" style:parent-style-name="Text_20_body">
      <style:text-properties fo:language="zxx" fo:country="none" style:text-underline-style="solid" style:text-underline-width="auto" style:text-underline-color="font-color" officeooo:rsid="000a6620" officeooo:paragraph-rsid="000a6620" style:language-asian="zxx" style:country-asian="none" style:language-complex="zxx" style:country-complex="none"/>
    </style:style>
    <style:style style:name="P9" style:family="paragraph" style:parent-style-name="Text_20_body">
      <style:text-properties fo:language="zxx" fo:country="none" style:text-underline-style="none" officeooo:rsid="000a6620" officeooo:paragraph-rsid="000a6620" style:language-asian="zxx" style:country-asian="none" style:language-complex="zxx" style:country-complex="none"/>
    </style:style>
    <style:style style:name="P10" style:family="paragraph" style:parent-style-name="Text_20_body" style:list-style-name="L5">
      <style:text-properties fo:language="zxx" fo:country="none" style:text-underline-style="none" officeooo:rsid="000c0db3" officeooo:paragraph-rsid="000c0db3" style:language-asian="zxx" style:country-asian="none" style:language-complex="zxx" style:country-complex="none"/>
    </style:style>
    <style:style style:name="P11" style:family="paragraph" style:parent-style-name="Text_20_body">
      <style:text-properties fo:language="zxx" fo:country="none" style:text-underline-style="none" officeooo:rsid="000c0db3" officeooo:paragraph-rsid="000c0db3" style:language-asian="zxx" style:country-asian="none" style:language-complex="zxx" style:country-complex="none"/>
    </style:style>
    <style:style style:name="P12" style:family="paragraph">
      <loext:graphic-properties draw:fill="none" draw:fill-color="#ffffff"/>
    </style:style>
    <style:style style:name="P13" style:family="paragraph">
      <style:paragraph-properties fo:text-align="center"/>
    </style:style>
    <style:style style:name="P14" style:family="paragraph">
      <loext:graphic-properties draw:fill-color="#000000"/>
      <style:paragraph-properties fo:text-align="center"/>
    </style:style>
    <style:style style:name="T1" style:family="text">
      <style:text-properties officeooo:rsid="000628eb"/>
    </style:style>
    <style:style style:name="T2" style:family="text">
      <style:text-properties style:font-name="Liberation Sans" fo:font-size="13pt" fo:font-style="italic" fo:font-weight="bold" style:font-name-asian="Noto Sans CJK SC" style:font-size-asian="13pt" style:font-style-asian="italic" style:font-weight-asian="bold" style:font-name-complex="Lohit Devanagari1" style:font-size-complex="13pt" style:font-style-complex="italic" style:font-weight-complex="bold"/>
    </style:style>
    <style:style style:name="T3" style:family="text">
      <style:text-properties style:font-name="Liberation Sans" fo:font-size="13pt" fo:font-style="italic" fo:font-weight="bold" officeooo:rsid="000628eb" style:font-name-asian="Noto Sans CJK SC" style:font-size-asian="13pt" style:font-style-asian="italic" style:font-weight-asian="bold" style:font-name-complex="Lohit Devanagari1" style:font-size-complex="13pt" style:font-style-complex="italic" style:font-weight-complex="bold"/>
    </style:style>
    <style:style style:name="T4" style:family="text">
      <style:text-properties officeooo:rsid="000a6620"/>
    </style:style>
    <style:style style:name="T5" style:family="text">
      <style:text-properties style:text-underline-style="none"/>
    </style:style>
    <style:style style:name="T6" style:family="text">
      <style:text-properties officeooo:rsid="000c0db3"/>
    </style:style>
    <style:style style:name="T7" style:family="text">
      <style:text-properties officeooo:rsid="000d3332"/>
    </style:style>
    <style:style style:name="T8" style:family="text">
      <style:text-properties officeooo:rsid="000dc70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411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2.309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fo:min-height="2.849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color="#000000" draw:fill="none" draw:fill-color="#ffffff" fo:min-height="1.485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opoloxia arbore: no</text:p>
      <text:h text:style-name="P1" text:outline-level="4">4.3 Topolox<text:span text:style-name="T2">ía de Bus</text:span></text:h>
      <text:p text:style-name="P4"><text:span text:style-name="T3"/></text:p>
      <text:p text:style-name="P4"><text:span text:style-name="T3"/></text:p>
      <text:p text:style-name="P4"><text:span text:style-name="T3"/></text:p>
      <text:h text:style-name="P1" text:outline-level="4"><text:span text:style-name="T7">6.2 </text:span>Par trenzado</text:h>
      <text:p text:style-name="P4"><draw:path text:anchor-type="paragraph" draw:z-index="0" draw:name="Curva de Bézier 1" draw:style-name="gr9" draw:text-style-name="P14" svg:width="9.425cm" svg:height="7.092cm" draw:transform="skewX (1.11427188112787E-016) rotate (0.724660705428046) translate (2.58937459533515cm 5.29978469740898cm)" svg:viewBox="0 0 9426 7093" svg:d="M0 8c337-32 699 28 976 236 171 127 340 262 507 396 171 137 317 311 380 513 72 233 239 418 307 651 65 226 202 424 357 594 131 145 259 299 427 402 207 127 465 225 718 157 294-79 542 82 838 111 206 19 396 92 576 232 182 142 416 243 523 463 122 250 178 525 263 789 72 222 175 440 175 685 0 221 117 446 291 585 157 125 279 315 502 343 254 32 493 126 758 141 253 15 502 43 757 117 201 58 361 159 537 247 190 94 446 178 520 410l14 13"><text:p/></draw:path><draw:path text:anchor-type="paragraph" draw:z-index="1" draw:name="Curva de Bézier 2" draw:style-name="gr8" draw:text-style-name="P13" svg:width="10.294cm" svg:height="5.513cm" draw:transform="rotate (-0.591666616426078) translate (5.71552769373603cm 0.479545197963573cm)" svg:viewBox="0 0 10295 5514" svg:d="M0 5292c248 46 463 221 719 222 211 1 412-98 607-181 191-80 375-185 539-315 178-140 410-220 534-426 119-199 277-378 338-616 60-236 214-434 406-613 146-137 280-263 407-412 162-190 439-168 660-237 279-88 539 43 812 23 256-18 505 160 751 65 247-95 430-312 669-428 202-98 284-288 403-451 141-195 246-425 280-667 38-263 54-531 154-787 95-245 347-352 568-406 247-59 509-20 761-54 253-34 512 30 734 144 271 139 527-39 792-77l161-64"><text:p/></draw:path><draw:frame text:anchor-type="paragraph" draw:z-index="2" draw:name="Marco de texto 1" draw:style-name="gr7" draw:text-style-name="P12" svg:width="2.192cm" svg:height="1.486cm" svg:x="0.875cm" svg:y="4.641cm"><draw:text-box><text:p>2,5V<text:tab/>+V</text:p><text:p>-2,5V<text:tab/>-V</text:p></draw:text-box></draw:frame><draw:path text:anchor-type="paragraph" draw:z-index="3" draw:name="Curva de Bézier 3" draw:style-name="gr2" draw:text-style-name="P13" svg:width="1.741cm" svg:height="1.291cm" draw:transform="rotate (2.90213348021617) translate (7.190743373356cm 8.29425522495621cm)" svg:viewBox="0 0 1742 1292" svg:d="M1121 1070c191-23 445 90 570-61 174-209-145-436-268-615-138-200-354-408-621-393-213 11-387 156-556 272-199 136-265 391-242 603 19 166-49 399 296 415 455 21 82-278 122-459 60-268 242-453 451-460 268-9 346 353 414 580l4 175"><text:p/></draw:path><draw:polyline text:anchor-type="paragraph" draw:z-index="4" draw:name="Línea poligonal con 3 vértices 1" draw:style-name="gr2" draw:text-style-name="P13" svg:width="0.207cm" svg:height="0cm" draw:transform="rotate (1.5707963267949) translate (5.88256944444444cm 6.68690277777778cm)" svg:viewBox="0 0 208 0" draw:points="0,0 208,0 208,0"><text:p/></draw:polyline><draw:polyline text:anchor-type="paragraph" draw:z-index="5" draw:name="Línea poligonal con 3 vértices 2" draw:style-name="gr2" draw:text-style-name="P13" svg:width="0.358cm" svg:height="0.032cm" draw:transform="rotate (1.42523586717857) translate (5.84992322458661cm 6.18999193056975cm)" svg:viewBox="0 0 359 33" draw:points="0,33 190,25 359,0"><text:p/></draw:polyline><draw:polyline text:anchor-type="paragraph" draw:z-index="6" draw:name="Línea poligonal con 4 vértices 1" draw:style-name="gr2" draw:text-style-name="P13" svg:width="0.432cm" svg:height="0.029cm" draw:transform="rotate (1.68494085987533) translate (5.88256944444444cm 5.72205555555556cm)" svg:viewBox="0 0 433 30" draw:points="0,0 209,4 416,28 433,30"><text:p/></draw:polyline><draw:polyline text:anchor-type="paragraph" draw:z-index="7" draw:name="Línea poligonal con 3 vértices 3" draw:style-name="gr2" draw:text-style-name="P13" svg:width="0.327cm" svg:height="0.04cm" draw:transform="rotate (1.03585291105863) translate (5.82801908342473cm 5.13501957838503cm)" svg:viewBox="0 0 328 41" draw:points="0,41 328,0 328,0"><text:p/></draw:polyline><draw:polyline text:anchor-type="paragraph" draw:z-index="8" draw:name="Línea poligonal con 3 vértices 4" draw:style-name="gr2" draw:text-style-name="P13" svg:width="0.305cm" svg:height="0.011cm" draw:transform="rotate (0.36634460999361) translate (6.17979938193018cm 4.69107227288192cm)" svg:viewBox="0 0 306 12" draw:points="0,12 288,0 306,7"><text:p/></draw:polyline><draw:polyline text:anchor-type="paragraph" draw:z-index="9" draw:name="Línea poligonal con 3 vértices 5" draw:style-name="gr2" draw:text-style-name="P13" svg:width="0.341cm" svg:height="0.064cm" draw:transform="rotate (-0.2153736296961) translate (6.82890066221761cm 4.60322426616106cm)" svg:viewBox="0 0 342 65" draw:points="0,4 192,0 342,65"><text:p/></draw:polyline><draw:path text:anchor-type="paragraph" draw:z-index="10" draw:name="Curva de Bézier 4" draw:style-name="gr2" draw:text-style-name="P13" svg:width="0.124cm" svg:height="0.906cm" svg:x="7.338cm" svg:y="4.928cm" svg:viewBox="0 0 125 907" svg:d="M93 0c119 236-139 423-56 661l-37 228v18"><text:p/></draw:path><draw:polyline text:anchor-type="paragraph" draw:z-index="11" draw:name="Línea poligonal con 4 vértices 2" draw:style-name="gr2" draw:text-style-name="P13" svg:width="0.54cm" svg:height="0.037cm" draw:transform="rotate (-1.74096592886434) translate (7.48596221825987cm 6.4620919891121cm)" svg:viewBox="0 0 541 38" draw:points="0,16 208,0 420,1 541,38"><text:p/></draw:polyline><draw:polyline text:anchor-type="paragraph" draw:z-index="12" draw:name="Línea poligonal con 4 vértices 3" draw:style-name="gr2" draw:text-style-name="P13" svg:width="0.437cm" svg:height="0.011cm" draw:transform="rotate (-1.69942709266688) translate (7.40581079521885cm 6.08338781204001cm)" svg:viewBox="0 0 438 12" draw:points="0,12 190,7 379,0 438,12"><text:p/></draw:polyline><draw:frame text:anchor-type="paragraph" draw:z-index="13" draw:name="Marco de texto 2" draw:style-name="gr6" draw:text-style-name="P12" svg:width="2.987cm" svg:height="2.849cm" svg:x="14.444cm" svg:y="4.059cm"><draw:text-box><text:p>+V<text:tab/>3V</text:p><text:p/><text:p><text:tab/><text:tab/>+V -V =0</text:p><text:p/><text:p>-V<text:tab/>3V</text:p></draw:text-box></draw:frame><draw:frame text:anchor-type="paragraph" draw:z-index="14" draw:name="Marco de texto 3" draw:style-name="gr5" draw:text-style-name="P12" svg:width="2.798cm" svg:height="2.31cm" svg:x="5.429cm" svg:y="4.304cm"><draw:text-box><text:p>0,5<text:tab/><text:tab/> <text:s text:c="7"/>-0,5</text:p><text:p/><text:p/><text:p>1<text:tab/><text:tab/> <text:s text:c="8"/>-1</text:p></draw:text-box></draw:frame><draw:frame text:anchor-type="paragraph" draw:z-index="15" draw:name="Marco de texto 4" draw:style-name="gr4" draw:text-style-name="P12" svg:width="4.818cm" svg:height="0.976cm" svg:x="3.672cm" svg:y="8.393cm"><draw:text-box><text:p>Hai valor de erro de +-1,5</text:p></draw:text-box></draw:frame><draw:path text:anchor-type="paragraph" draw:z-index="17" draw:name="Curva de Bézier 5" draw:style-name="gr2" draw:text-style-name="P13" svg:width="3.042cm" svg:height="3.307cm" draw:transform="rotate (-1.5707963267949) translate (3.33022222222222cm 6.55461111111111cm)" svg:viewBox="0 0 3043 3308" svg:d="M0 3307c220 0 441 0 661 0 232 0 466-4 699 0 203 4 402-37 605-58 295-30 600 66 889 0 332-75 91-414 76-623-18-250-61-504-58-756 2-226-25-455 19-679 46-235 85-477 95-720l57-226v-189-56"><text:p/></draw:path><draw:polyline text:anchor-type="paragraph" draw:z-index="18" draw:name="Línea poligonal con 3 vértices 6" draw:style-name="gr2" draw:text-style-name="P13" svg:width="0.183cm" svg:height="0.006cm" draw:transform="rotate (-2.93285127505127) translate (0.00881944444444444cm 6.94266666666666cm)" svg:viewBox="0 0 184 7" draw:points="0,0 184,7 184,7"><text:p/></draw:polyline><draw:polyline text:anchor-type="paragraph" draw:z-index="19" draw:name="Línea poligonal con 3 vértices 7" draw:style-name="gr2" draw:text-style-name="P13" svg:width="0.245cm" svg:height="0.046cm" draw:transform="rotate (-2.91906317396052) translate (0.0264764969779923cm 7.80955609454027cm)" svg:viewBox="0 0 246 47" draw:points="0,8 188,0 246,47"><text:p/></draw:polyline><draw:polyline text:anchor-type="paragraph" draw:z-index="20" draw:name="Línea poligonal con 4 vértices 4" draw:style-name="gr2" draw:text-style-name="P13" svg:width="0.462cm" svg:height="0.049cm" draw:transform="rotate (2.94000712498445) translate (0.0317311895036519cm 8.50638708314854cm)" svg:viewBox="0 0 463 50" draw:points="0,44 219,50 417,25 463,0"><text:p/></draw:polyline><draw:polyline text:anchor-type="paragraph" draw:z-index="21" draw:name="Línea poligonal con 3 vértices 8" draw:style-name="gr2" draw:text-style-name="P13" svg:width="-0.378cm" svg:height="0cm" svg:x="0.074cm" svg:y="9.075cm" svg:viewBox="0 0 -379 0" draw:points="0,0 231,0 379,0"><text:p/></draw:polyline><draw:polyline text:anchor-type="paragraph" draw:z-index="22" draw:name="Línea poligonal con 4 vértices 5" draw:style-name="gr2" draw:text-style-name="P13" svg:width="0.496cm" svg:height="0.066cm" draw:transform="rotate (-3.14159265358979) translate (0.1905cm 9.59731944444444cm)" svg:viewBox="0 0 497 67" draw:points="0,0 182,0 347,0 497,67"><text:p/></draw:polyline><draw:polyline text:anchor-type="paragraph" draw:z-index="23" draw:name="Línea poligonal con 4 vértices 6" draw:style-name="gr2" draw:text-style-name="P13" svg:width="0.438cm" svg:height="0.083cm" draw:transform="rotate (0.117111592808819) translate (-0.273402777777778cm 9.985375cm)" svg:viewBox="0 0 439 84" draw:points="0,0 182,4 361,58 439,84"><text:p/></draw:polyline><draw:path text:anchor-type="paragraph" draw:z-index="24" draw:name="Curva de Bézier 6" draw:style-name="gr2" draw:text-style-name="P13" svg:width="3.091cm" svg:height="0.113cm" svg:x="0.238cm" svg:y="9.011cm" svg:viewBox="0 0 3092 114" svg:d="M0 13c182 6 372-43 547 18 185 64 374 44 561 49 187 6 379 30 562-17 186-48 376-48 563-32s376 39 563 83h181 115"><text:p/></draw:path><draw:path text:anchor-type="paragraph" draw:z-index="25" draw:name="Curva de Bézier 7" draw:style-name="gr2" draw:text-style-name="P13" svg:width="2.842cm" svg:height="0.322cm" draw:transform="rotate (-0.106814150222053) translate (0.388929716550657cm 9.71404636723462cm)" svg:viewBox="0 0 2843 323" svg:d="M0 323c191-21 394 5 575-62 217-80 432-91 652-122 212-29 427-45 642-68 192-21 383-41 576-62l231-7 167-2"><text:p/></draw:path><draw:path text:anchor-type="paragraph" draw:z-index="26" draw:name="Curva de Bézier 8" draw:style-name="gr2" draw:text-style-name="P13" svg:width="3.556cm" svg:height="0.343cm" draw:transform="rotate (0.117111592808819) translate (0.0218255496995238cm 6.9332743474263cm)" svg:viewBox="0 0 3557 344" svg:d="M0 9c278-36 551 44 826 64 200 14 406 50 607 71 186 20 374 22 561 50 216 33 420-9 632 7 169 13 338 38 509 60l179 37 163 37 80 9"><text:p/></draw:path><draw:path text:anchor-type="paragraph" draw:z-index="27" draw:name="Curva de Bézier 9" draw:style-name="gr2" draw:text-style-name="P13" svg:width="3.091cm" svg:height="0.117cm" svg:x="0.238cm" svg:y="8.296cm" svg:viewBox="0 0 3092 118" svg:d="M0 118c347 0 695 0 1042 0 202 0 394-58 595-83 212-26 420-17 630-32 220-15 439 30 661 16l164-16"><text:p/></draw:path><draw:path text:anchor-type="paragraph" draw:z-index="28" draw:name="Curva de Bézier 10" draw:style-name="gr2" draw:text-style-name="P13" svg:width="4.49cm" svg:height="1.363cm" draw:transform="rotate (-3.14159265358979) translate (4.49928987387631cm 8.39211347350831cm)" svg:viewBox="0 0 4491 1364" svg:d="M3617 1342c263 5 1080-244 826-628-134-203-418-384-711-298-159 46-535 12-462 363 36 175 67 508 298 397 215-103 598-208 496-529-96-300-473-537-778-413-531 216-1217 203-1604 646-227 261 256 522 530 479 273-42 1009-185 843-596-168-414-732-570-1157-495-224 39-736-152-778 215-39 330 116 893 578 825 494-72 924-337 1357-561 188-97 118-359-67-529-346-317-752-174-1124-215-344-38-974 284-861 760 48 200 159 414 365 464 360 88 985-100 877-580-115-512-771-335-1141-330-365 5-908 104-1076 513-185 450 601 688 861 198 97-184 698-203 545-529-141-300-538-297-810-215-205 61-589 246-480 546l182 66 413-117"><text:p/></draw:path><draw:path text:anchor-type="paragraph" draw:z-index="29" draw:name="Curva de Bézier 11" draw:style-name="gr2" draw:text-style-name="P13" svg:width="2.969cm" svg:height="2.274cm" draw:transform="rotate (-2.5535912285929) translate (3.69927242264836cm 9.70582787604909cm)" svg:viewBox="0 0 2970 2275" svg:d="M2315 2170c189 18 664 55 655-299-7-259-233-438-463-409-270 34-334 289-469 464-213 279 344 556 432 129 57-276-8-583-308-642-195-39-566 47-467 284 76 182 331 308 559 55 235-261 61-535-179-596-208-53-686-212-751 115-32 159-204 478 82 532 218 42 449-91 514-293 74-235-60-457-326-616-221-132-488-164-606 73-124 250 105 466 289 432 209-38 276-316 253-529-24-219-172-470-481-379-221 65-547 34-625 279-79 248 226 540 468 373 290-199 73-548-136-689-183-123-425-105-620 4-277 155-78 499 128 523 203 24 721-321 372-586l-202-234-220-147-50-14"><text:p/></draw:path><draw:frame text:anchor-type="paragraph" draw:z-index="30" draw:name="Marco de texto 6" draw:style-name="gr1" draw:text-style-name="P12" svg:width="0.862cm" svg:height="4.412cm" svg:x="-1.215cm" svg:y="6.334cm"><draw:text-box><text:p>6,5</text:p><text:p/><text:p>5</text:p><text:p/><text:p>3,5</text:p><text:p>1,5</text:p><text:p>0</text:p><text:p>-1,5</text:p></draw:text-box></draw:frame><text:tab/><text:span text:style-name="T1">O par trenzado consiste en dous cables de cobre aislados, enlazados de forma helicoidal. Utilízase para reducir a interferencia respecto aos pares cercanos e outras interferencias procedentes do exterior. </text:span></text:p>
      <text:p text:style-name="P4"><draw:frame text:anchor-type="paragraph" draw:z-index="16" draw:name="Marco de texto 5" draw:style-name="gr3" draw:text-style-name="P12" svg:width="9.619cm" svg:height="1.95cm" svg:x="4.33cm" svg:y="1.589cm"><draw:text-box><text:p>En uno suma 0,5 y resta 1</text:p><text:p>En otro suma 1 y resta 0,5</text:p><text:p><text:tab/><text:tab/><text:tab/><text:tab/><text:tab/>(mal dibujado el “iman”)</text:p></draw:text-box></draw:frame><text:tab/><text:span text:style-name="T4">Normalmente un dos cables está marcado cunha línea lonxitudinal que indica que se utiliza como masa. Debido a que o par trenzado utilízase tamén para a transmisión dixital, e es necesario seguir o orden cando se trenza ao conector.</text:span></text:p>
      <text:p text:style-name="P4"/>
      <text:p text:style-name="P4"/>
      <text:p text:style-name="P4"/>
      <text:p text:style-name="P4"/>
      <text:p text:style-name="P4"/>
      <text:p text:style-name="P4"/>
      <text:p text:style-name="P4"/>
      <text:p text:style-name="P5"/>
      <text:p text:style-name="P5"><text:tab/><text:span text:style-name="T6">Dependendo dos números de pares que teña o cable, o nº de voltas por metro que oisee su trenzado e os materiales utilizados, clasifícanse en: categoria 1 (cable paralelo), cat. 2, cat. 3, cat. 4, cat. 5, cat. 5e, cat. 6 e cat. 7.</text:span></text:p>
      <text:p text:style-name="P5"><text:span text:style-name="T4">Dependendo da forma na que se agrupan os pares, temos:</text:span></text:p>
      <text:list xml:id="list854972935" text:style-name="L2">
        <text:list-item>
          <text:p text:style-name="P7">Pares trenzados non apantallados (UTP)<text:span text:style-name="T5">: Máis simples e flexibles, pero moi sensibles a interferencias. O UTP de categoria 5 está recubierto dunha malla de teflón</text:span></text:p>
        </text:list-item>
        <text:list-item>
          <text:p text:style-name="P7">Pares trenzados apantallados individualmente (STP)<text:span text:style-name="T5">: iguais que os anteriores, pero rodeados por unha malla conductora, que se conecta as diferentes tomas de terra dos equipos. Gran inmunidad do ruido.</text:span></text:p>
        </text:list-item>
        <text:list-item>
          <text:p text:style-name="P7">Pares trenzados apantallados individualmente con malla global (S/STP)<text:span text:style-name="T5">: iguais cos anteriores, pero añadindo unha pantalla global a todos os cables. Maior inmunidade ao ruido</text:span></text:p>
        </text:list-item>
        <text:list-item>
          <text:p text:style-name="P7">Pares trenzados totalmente apantallados (FTP)<text:span text:style-name="T5">:</text:span></text:p>
        </text:list-item>
      </text:list>
      <text:p text:style-name="P8"/>
      <text:p text:style-name="P9"><text:tab/>O par trenzado é facil de instalar. <text:span text:style-name="T6">En moitas ocasións os conectores xa vienen montado no cable (en cables reducidos que conectan dispositivos de interconexión de redes), aunque en otras es </text:span><text:soft-page-break/><text:span text:style-name="T6">necesario montarlos manualmente (cables que se instalan en las paredes o techos que conectan cos enchufes da pared).</text:span></text:p>
      <text:p text:style-name="P9"><text:tab/>É <text:span text:style-name="T6">importante realizar un bó montaxe dos conectores, xa que os puntos máis propensos ao ruido se introducen a través deles. Se non se seguen as recomendacións é probable que o conector pueda ser unha fuente receptora do ruido. Recomendacións:</text:span></text:p>
      <text:list xml:id="list3583396528" text:style-name="L5">
        <text:list-item>
          <text:p text:style-name="P10">Manter o trenzado dos pares máis próximo ao punto do encaixe co conector</text:p>
        </text:list-item>
        <text:list-item>
          <text:p text:style-name="P10">Eliminar o fragmento de pantalla protectora do cable que sea necesario para realizar a conexión</text:p>
        </text:list-item>
        <text:list-item>
          <text:p text:style-name="P10">Non realizar empalmes dos cables</text:p>
        </text:list-item>
        <text:list-item>
          <text:p text:style-name="P10">Deixar lonxitude suficiente para o cable de forma que non se encuentre forzado e tire do conector</text:p>
        </text:list-item>
      </text:list>
      <text:p text:style-name="P11"/>
      <text:h text:style-name="P2" text:outline-level="4">6.3 Cable coaxial</text:h>
      <text:p text:style-name="P6"><text:tab/><text:span text:style-name="T7">O cable coaxial é o medio típico de transmisión. Ten mellor blindaxee que o par trenzado, polo que alcanzan maiores velocidades de transmisión e os tramos entre repetidores o estacións poden ser máis longos.</text:span></text:p>
      <text:p text:style-name="P6"><text:tab/><text:span text:style-name="T7">Consta dun alambre de cobre duro na parte central (circula a señal), rodeado por un material aislante. Rodeado este por un conductor cilindrico parecido a unha malla de cobre trenzado que fai de masa. </text:span><text:span text:style-name="T8">Cuberto por unha capa de plástico protector. Esta construcción confiere un elevado ancho de banda e excelente inmunidad ao ruido.</text:span><draw:frame draw:style-name="fr1" draw:name="Imagen1" text:anchor-type="char" svg:x="7.705cm" svg:y="1.607cm" svg:width="7.241cm" svg:height="4.86cm" draw:z-index="31"><draw:image xlink:href="Pictures/100000010000021100000163992A440B9D4A069E.png" xlink:type="simple" xlink:show="embed" xlink:actuate="onLoad" draw:mime-type="image/png"/></draw:frame></text:p>
      <text:p text:style-name="P6"/>
      <text:p text:style-name="P6"/>
      <text:p text:style-name="P6"/>
      <text:p text:style-name="P6"/>
      <text:p text:style-name="P6"/>
      <text:p text:style-name="P6"/>
      <text:p text:style-name="P6"><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7T08:46:33.745758440</meta:creation-date>
    <dc:date>2022-12-07T10:04:59.605887514</dc:date>
    <meta:editing-duration>PT4M43S</meta:editing-duration>
    <meta:editing-cycles>2</meta:editing-cycles>
    <meta:generator>LibreOffice/7.3.7.2$Linux_X86_64 LibreOffice_project/30$Build-2</meta:generator>
    <meta:document-statistic meta:table-count="0" meta:image-count="1" meta:object-count="0" meta:page-count="2" meta:paragraph-count="21" meta:word-count="453" meta:character-count="2768" meta:non-whitespace-character-count="2334"/>
  </office:meta>
</office:document-meta>
</file>